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6.6924in" style:rel-width="100%" table:align="left"/>
    </style:style>
    <style:style style:name="Tableau3.A" style:family="table-column">
      <style:table-column-properties style:column-width="6.6924in" style:rel-column-width="9637*"/>
    </style:style>
    <style:style style:name="Tableau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 style:list-style-name="L1"/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Heading_20_2">
      <style:paragraph-properties fo:text-align="justify" style:justify-single-word="false"/>
    </style:style>
    <style:style style:name="T1" style:family="text">
      <style:text-properties style:font-name="DejaVu Sans Mono1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#83: Introduction of example_run function</text:h>
      <text:p text:style-name="P2"/>
      <text:p text:style-name="P1"/>
      <text:p text:style-name="P1">Version: 1.0</text:p>
      <text:p text:style-name="P1">Author: Vincent Couver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25 July 2012</text:p>
      <text:p text:style-name="P2"/>
      <text:p text:style-name="P1"/>
      <text:h text:style-name="Heading_20_2" text:outline-level="2">Abstract</text:h>
      <text:p text:style-name="P1">This function extracts the examples given in help pages and run them using test_run().</text:p>
      <text:h text:style-name="Heading_20_2" text:outline-level="2">Rationale</text:h>
      <text:list xml:id="list3641476980707689419" text:style-name="L1">
        <text:list-item>
          <text:p text:style-name="P5">example_run() extracts examples of all help pages in all languages for all Scilab modules (listed by getmodules()). </text:p>
        </text:list-item>
      </text:list>
      <text:p text:style-name="Standard"/>
      <text:list xml:id="list480704015" text:continue-numbering="true" text:style-name="L1">
        <text:list-item>
          <text:p text:style-name="P5">example_run(moduleNames)</text:p>
          <text:list>
            <text:list-item>
              <text:p text:style-name="P5">moduleNames: the name(s) of the modules to test.</text:p>
            </text:list-item>
          </text:list>
          <text:p text:style-name="P5"/>
        </text:list-item>
        <text:list-item>
          <text:p text:style-name="P5">example_run(moduleNames, functionNames)</text:p>
          <text:list>
            <text:list-item>
              <text:p text:style-name="P5">moduleNames: the name(s) of the modules to test,</text:p>
            </text:list-item>
            <text:list-item>
              <text:p text:style-name="P5">functionNames: the name(s) of the functions to test.</text:p>
            </text:list-item>
          </text:list>
        </text:list-item>
      </text:list>
      <text:p text:style-name="Standard"/>
      <text:list xml:id="list1746776153" text:continue-numbering="true" text:style-name="L1">
        <text:list-item>
          <text:p text:style-name="P5">example_run(moduleNames, functionNames, languge)</text:p>
          <text:list>
            <text:list-item>
              <text:p text:style-name="P5">moduleNames: the name(s) of the modules to test,</text:p>
            </text:list-item>
            <text:list-item>
              <text:p text:style-name="P5">functionNames: the name(s) of the functions to test,</text:p>
            </text:list-item>
            <text:list-item>
              <text:p text:style-name="P5">language: the language of the help pages to test.</text:p>
            </text:list-item>
          </text:list>
        </text:list-item>
      </text:list>
      <text:p text:style-name="Standard"/>
      <text:list xml:id="list1205741396" text:continue-numbering="true" text:style-name="L1">
        <text:list-item>
          <text:p text:style-name="P5">example_run(moduleNames, functionNames, languge, testrunOptions, testrunExportToFile)</text:p>
          <text:list>
            <text:list-item>
              <text:p text:style-name="P5">moduleNames: the name(s) of the modules to test,</text:p>
            </text:list-item>
            <text:list-item>
              <text:p text:style-name="P5">functionNames: the name(s) of the functions to test,</text:p>
            </text:list-item>
            <text:list-item>
              <text:p text:style-name="P5">language: the language of the help pages to test,</text:p>
            </text:list-item>
            <text:list-item>
              <text:p text:style-name="P5">testrunOptions: used as third input argument for test_run,</text:p>
            </text:list-item>
            <text:list-item>
              <text:p text:style-name="P5">testrunExportToFile: used as forth input argument for test_run.</text:p>
            </text:list-item>
          </text:list>
        </text:list-item>
      </text:list>
      <text:h text:style-name="P9" text:outline-level="2">Examples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reformatted_20_Text">example_run("core")</text:p>
            <text:p text:style-name="Preformatted_20_Text">example_run("core", "argn")</text:p>
            <text:p text:style-name="Preformatted_20_Text">example_run("core", ["argn"; "mode"])</text:p>
            <text:p text:style-name="Preformatted_20_Text">example_run("core", "argn", "en_US")</text:p>
          </table:table-cell>
        </table:table-row>
      </table:table>
      <text:h text:style-name="P8" text:outline-level="3">Changelog</text:h>
      <text:p text:style-name="P4"><text:tab/><text:span text:style-name="T1">1.0 – <text:s/>Initial Version</text:span></text:p>
      <text:h text:style-name="P8" text:outline-level="3"><text:soft-page-break/>Copyright</text:h>
      <text:p text:style-name="P3"><text:tab/>This document has been placed under the license CeCILL-B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code" style:family="paragraph" style:parent-style-name="Text_20_body" style:class="text">
      <style:paragraph-properties fo:text-align="justify" style:justify-single-word="false"/>
      <style:text-properties style:font-name="Courier New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5:38</dc:date>
    <meta:editing-cycles>167</meta:editing-cycles>
    <meta:editing-duration>P1DT5H15M20S</meta:editing-duration>
    <dc:creator>Eric Gallager</dc:creator>
    <meta:document-statistic meta:table-count="1" meta:image-count="0" meta:object-count="0" meta:page-count="2" meta:paragraph-count="36" meta:word-count="195" meta:character-count="1372"/>
    <meta:user-defined meta:name="Info 1"/>
    <meta:user-defined meta:name="Info 2"/>
    <meta:user-defined meta:name="Info 3"/>
    <meta:user-defined meta:name="Info 4"/>
  </office:meta>
</office:document-meta>
</file>